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color="#b2b2b2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13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b2b2b2" draw:fill="none" draw:fill-color="#ffffff" fo:min-height="0.131cm"/>
    </style:style>
    <style:style style:name="gr8" style:family="graphic" style:parent-style-name="standard">
      <style:graphic-properties draw:stroke="none" svg:stroke-color="#999999" draw:fill="none" draw:fill-color="#ffffff" fo:min-height="0.131cm"/>
    </style:style>
    <style:style style:name="gr9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000000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0.3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801cm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draw:stroke="dash" draw:stroke-dash="Ultrafine_20_Dashed" svg:stroke-color="#b2b2b2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standard">
      <style:graphic-properties svg:stroke-color="#000000" draw:fill="solid" draw:fill-color="#ffffff" draw:textarea-vertical-align="middle"/>
    </style:style>
    <style:style style:name="gr20" style:family="graphic" style:parent-style-name="objectwithoutfill">
      <style:graphic-properties svg:stroke-width="0.051cm" draw:marker-start-width="0.276cm" draw:marker-end-width="0.276cm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808080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808080" fo:font-size="12pt" style:font-size-asian="12pt" style:font-size-complex="12pt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style:paragraph-properties fo:text-align="center"/>
      <style:text-properties fo:color="#808080"/>
    </style:style>
    <style:style style:name="P11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808080" fo:font-size="12pt" style:font-size-asian="12pt" style:font-size-complex="12pt"/>
    </style:style>
    <style:style style:name="T4" style:family="text">
      <style:text-properties fo:color="#808080" fo:font-size="10pt" style:font-size-asian="10pt" style:font-size-complex="1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80808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7cm" svg:height="8.316cm" svg:x="20.448cm" svg:y="2.3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81cm" svg:height="2.921cm" svg:x="17.59cm" svg:y="2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81cm" svg:height="0.381cm" svg:x="17.786cm" svg:y="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381cm" svg:height="0.381cm" svg:x="17.787cm" svg:y="4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9.088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9.089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274cm" svg:height="0.725cm" svg:x="17.517cm" svg:y="2.494cm">
          <draw:text-box>
            <text:p text:style-name="P1"><text:span text:style-name="T1">Solenoid</text:span></text:p>
          </draw:text-box>
        </draw:frame>
        <draw:line draw:style-name="gr5" draw:text-style-name="P1" draw:layer="layout" svg:x1="17.771cm" svg:y1="3.183cm" svg:x2="19.422cm" svg:y2="3.183cm">
          <text:p/>
        </draw:line>
        <draw:line draw:style-name="gr5" draw:text-style-name="P1" draw:layer="layout" svg:x1="18.406cm" svg:y1="3.183cm" svg:x2="18.406cm" svg:y2="5.215cm">
          <text:p/>
        </draw:line>
        <draw:line draw:style-name="gr5" draw:text-style-name="P1" draw:layer="layout" svg:x1="18.606cm" svg:y1="3.183cm" svg:x2="18.606cm" svg:y2="5.215cm">
          <text:p/>
        </draw:line>
        <draw:line draw:style-name="gr5" draw:text-style-name="P1" draw:layer="layout" svg:x1="18.806cm" svg:y1="3.183cm" svg:x2="18.806cm" svg:y2="5.215cm">
          <text:p/>
        </draw:line>
        <draw:g>
          <draw:connector draw:style-name="gr5" draw:text-style-name="P1" draw:layer="layout" draw:type="curve" svg:x1="18.149cm" svg:y1="5.105cm" svg:x2="19.036cm" svg:y2="4.705cm" svg:d="m18149 5105c666 0 223-400 887-400" svg:viewBox="0 0 888 401">
            <text:p/>
          </draw:connector>
          <draw:connector draw:style-name="gr5" draw:text-style-name="P1" draw:layer="layout" draw:type="curve" svg:x1="18.15cm" svg:y1="4.805cm" svg:x2="19.037cm" svg:y2="4.405cm" svg:d="m18150 4805c666 0 223-400 887-400" svg:viewBox="0 0 888 401">
            <text:p/>
          </draw:connector>
          <draw:connector draw:style-name="gr5" draw:text-style-name="P1" draw:layer="layout" draw:type="curve" svg:x1="18.151cm" svg:y1="4.505cm" svg:x2="19.038cm" svg:y2="4.105cm" svg:d="m18151 4505c666 0 223-400 887-400" svg:viewBox="0 0 888 401">
            <text:p/>
          </draw:connector>
          <draw:connector draw:style-name="gr5" draw:text-style-name="P1" draw:layer="layout" draw:type="curve" svg:x1="18.151cm" svg:y1="4.205cm" svg:x2="19.036cm" svg:y2="5.076cm" svg:d="m18151 4205c664 0 222 871 885 871" svg:viewBox="0 0 886 872">
            <text:p/>
          </draw:connector>
        </draw:g>
        <draw:line draw:style-name="gr6" draw:text-style-name="P1" draw:layer="layout" svg:x1="5.945cm" svg:y1="3.691cm" svg:x2="17.827cm" svg:y2="3.731cm">
          <text:p/>
        </draw:line>
        <draw:line draw:style-name="gr6" draw:text-style-name="P1" draw:layer="layout" svg:x1="5.945cm" svg:y1="3.691cm" svg:x2="5.918cm" svg:y2="2.04cm">
          <text:p/>
        </draw:line>
        <draw:line draw:style-name="gr6" draw:text-style-name="P1" draw:layer="layout" svg:x1="4.07cm" svg:y1="4.57cm" svg:x2="4.07cm" svg:y2="5.84cm">
          <text:p/>
        </draw:line>
        <draw:line draw:style-name="gr6" draw:text-style-name="P1" draw:layer="layout" svg:x1="7.245cm" svg:y1="2.051cm" svg:x2="4.07cm" svg:y2="2.051cm">
          <text:p/>
        </draw:line>
        <draw:line draw:style-name="gr6" draw:text-style-name="P1" draw:layer="layout" svg:x1="4.07cm" svg:y1="2.07cm" svg:x2="4.07cm" svg:y2="3.34cm">
          <text:p/>
        </draw:line>
        <draw:g>
          <draw:custom-shape draw:style-name="gr3" draw:text-style-name="P1" draw:layer="layout" svg:width="0.381cm" svg:height="0.381cm" svg:x="3.883cm" svg:y="3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4.07cm" svg:y1="4.61cm" svg:x2="4.578cm" svg:y2="3.34cm">
            <text:p/>
          </draw:line>
          <draw:custom-shape draw:style-name="gr3" draw:text-style-name="P1" draw:layer="layout" svg:width="0.381cm" svg:height="0.381cm" svg:x="3.884cm" svg:y="4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2" draw:layer="layout" svg:width="3.302cm" svg:height="0.725cm" svg:x="6.229cm" svg:y="2.864cm">
          <draw:text-box>
            <text:p text:style-name="P1"><text:span text:style-name="T1">Battery (12V)</text:span></text:p>
          </draw:text-box>
        </draw:frame>
        <draw:g>
          <draw:line draw:style-name="gr6" draw:text-style-name="P1" draw:layer="layout" svg:x1="7.245cm" svg:y1="1.624cm" svg:x2="7.245cm" svg:y2="2.513cm">
            <text:p/>
          </draw:line>
          <draw:line draw:style-name="gr6" draw:text-style-name="P1" draw:layer="layout" svg:x1="7.599cm" svg:y1="1.189cm" svg:x2="7.599cm" svg:y2="2.967cm">
            <text:p/>
          </draw:line>
          <draw:line draw:style-name="gr6" draw:text-style-name="P1" draw:layer="layout" svg:x1="7.945cm" svg:y1="1.626cm" svg:x2="7.945cm" svg:y2="2.515cm">
            <text:p/>
          </draw:line>
          <draw:line draw:style-name="gr6" draw:text-style-name="P1" draw:layer="layout" svg:x1="8.299cm" svg:y1="1.189cm" svg:x2="8.299cm" svg:y2="2.967cm">
            <text:p/>
          </draw:line>
          <draw:frame draw:style-name="gr4" draw:text-style-name="P2" draw:layer="layout" svg:width="3.302cm" svg:height="0.725cm" svg:x="6.229cm" svg:y="1.065cm">
            <draw:text-box>
              <text:p text:style-name="P1"><text:span text:style-name="T1">+ <text:s text:c="11"/>-</text:span></text:p>
            </draw:text-box>
          </draw:frame>
        </draw:g>
        <draw:frame draw:style-name="gr4" draw:text-style-name="P4" draw:layer="layout" svg:width="1.988cm" svg:height="1.199cm" svg:x="1.943cm" svg:y="3.465cm">
          <draw:text-box>
            <text:p text:style-name="P3"><text:span text:style-name="T1">Master</text:span></text:p>
            <text:p text:style-name="P3"><text:span text:style-name="T1">Switch</text:span></text:p>
          </draw:text-box>
        </draw:frame>
        <draw:frame draw:style-name="gr4" draw:text-style-name="P4" draw:layer="layout" svg:width="2.423cm" svg:height="1.588cm" svg:x="1.508cm" svg:y="5.566cm">
          <draw:text-box>
            <text:p text:style-name="P3"><text:span text:style-name="T1">Master</text:span></text:p>
            <text:p text:style-name="P3"><text:span text:style-name="T1">Fuse</text:span></text:p>
            <text:p text:style-name="P3"><text:span text:style-name="T2">(30 AMP)</text:span></text:p>
          </draw:text-box>
        </draw:frame>
        <draw:line draw:style-name="gr6" draw:text-style-name="P1" draw:layer="layout" svg:x1="4.07cm" svg:y1="7.07cm" svg:x2="4.07cm" svg:y2="8.34cm">
          <text:p/>
        </draw:line>
        <draw:g>
          <draw:path draw:style-name="gr6" draw:text-style-name="P1" draw:layer="layout" svg:width="0.229cm" svg:height="0.931cm" svg:x="3.925cm" svg:y="6.004cm" svg:viewBox="0 0 230 932" svg:d="m64 932c529-381-418-564 93-932">
            <text:p/>
          </draw:path>
          <draw:custom-shape draw:style-name="gr3" draw:text-style-name="P1" draw:layer="layout" svg:width="0.381cm" svg:height="0.381cm" svg:x="3.884cm" svg:y="5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81cm" svg:height="0.381cm" svg:x="3.885cm" svg:y="6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3.81cm" svg:height="7.69cm" svg:x="4.827cm" svg:y="4.76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097cm" svg:y1="6.78cm" svg:x2="5.208cm" svg:y2="6.78cm">
          <text:p/>
        </draw:line>
        <draw:line draw:style-name="gr6" draw:text-style-name="P1" draw:layer="layout" svg:x1="6.098cm" svg:y1="8.38cm" svg:x2="5.209cm" svg:y2="8.38cm">
          <text:p/>
        </draw:line>
        <draw:line draw:style-name="gr6" draw:text-style-name="P1" draw:layer="layout" svg:x1="6.099cm" svg:y1="11.68cm" svg:x2="5.21cm" svg:y2="11.68cm">
          <text:p/>
        </draw:line>
        <draw:line draw:style-name="gr6" draw:text-style-name="P1" draw:layer="layout" svg:x1="5.217cm" svg:y1="11.683cm" svg:x2="5.208cm" svg:y2="6.78cm">
          <text:p/>
        </draw:line>
        <draw:g xml:id="id12" draw:id="id12">
          <draw:path draw:style-name="gr6" draw:text-style-name="P1" draw:layer="layout" svg:width="0.93cm" svg:height="0.223cm" svg:x="6.251cm" svg:y="6.681cm" svg:viewBox="0 0 931 224" svg:d="m0 54c374 534 570-410 931 106">
            <text:p/>
          </draw:path>
          <draw:custom-shape draw:style-name="gr3" draw:text-style-name="P1" draw:layer="layout" svg:width="0.381cm" svg:height="0.381cm" draw:transform="rotate (-1.58423536203525) translate (7.562cm 6.6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81cm" svg:height="0.381cm" draw:transform="rotate (-1.58423536203525) translate (6.36cm 6.6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path draw:style-name="gr6" draw:text-style-name="P1" draw:layer="layout" svg:width="0.93cm" svg:height="0.223cm" svg:x="6.251cm" svg:y="8.282cm" svg:viewBox="0 0 931 224" svg:d="m0 54c374 534 570-410 931 106">
            <text:p/>
          </draw:path>
          <draw:custom-shape draw:style-name="gr3" draw:text-style-name="P1" draw:layer="layout" svg:width="0.381cm" svg:height="0.381cm" draw:transform="rotate (-1.58423536203525) translate (7.562cm 8.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81cm" svg:height="0.381cm" draw:transform="rotate (-1.58423536203525) translate (6.36cm 8.2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6" draw:text-style-name="P1" draw:layer="layout" svg:width="0.93cm" svg:height="0.223cm" svg:x="6.251cm" svg:y="11.583cm" svg:viewBox="0 0 931 224" svg:d="m0 54c374 534 570-410 931 106">
            <text:p/>
          </draw:path>
          <draw:custom-shape draw:style-name="gr3" draw:text-style-name="P1" draw:layer="layout" svg:width="0.381cm" svg:height="0.381cm" draw:transform="rotate (-1.58423536203525) translate (7.562cm 11.5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81cm" svg:height="0.381cm" draw:transform="rotate (-1.58423536203525) translate (6.36cm 11.5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5" draw:layer="layout" svg:width="2.378cm" svg:height="1.199cm" svg:x="5.605cm" svg:y="5.425cm">
          <draw:text-box>
            <text:p text:style-name="P1"><text:span text:style-name="T3">Starter </text:span><text:span text:style-name="T4">(20 AMP</text:span><text:span text:style-name="T3">)</text:span></text:p>
          </draw:text-box>
        </draw:frame>
        <draw:frame draw:style-name="gr7" draw:text-style-name="P5" draw:layer="layout" svg:width="2.378cm" svg:height="1.199cm" svg:x="5.605cm" svg:y="7.026cm">
          <draw:text-box>
            <text:p text:style-name="P1"><text:span text:style-name="T3">Alternator </text:span><text:span text:style-name="T4">(20 AMP</text:span><text:span text:style-name="T3">)</text:span></text:p>
          </draw:text-box>
        </draw:frame>
        <draw:frame draw:style-name="gr8" draw:text-style-name="P5" draw:layer="layout" svg:width="2.378cm" svg:height="1.199cm" svg:x="5.605cm" svg:y="8.627cm">
          <draw:text-box>
            <text:p text:style-name="P1"><text:span text:style-name="T3">Fuel</text:span></text:p>
            <text:p text:style-name="P1"><text:span text:style-name="T4">(15 AMP</text:span><text:span text:style-name="T3">)</text:span></text:p>
          </draw:text-box>
        </draw:frame>
        <draw:frame draw:style-name="gr4" draw:text-style-name="P2" draw:layer="layout" svg:width="3.175cm" svg:height="0.725cm" svg:x="5.208cm" svg:y="4.794cm">
          <draw:text-box>
            <text:p text:style-name="P1"><text:span text:style-name="T1">Fuse Panel</text:span></text:p>
          </draw:text-box>
        </draw:frame>
        <draw:line draw:style-name="gr9" draw:text-style-name="P1" draw:layer="layout" svg:x1="5.183cm" svg:y1="8.39cm" svg:x2="4.04cm" svg:y2="8.39cm">
          <text:p/>
        </draw:line>
        <draw:g>
          <draw:custom-shape draw:style-name="gr2" draw:text-style-name="P1" draw:layer="layout" svg:width="2.013cm" svg:height="1.149cm" svg:x="23.028cm" svg:y="11.36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488cm" svg:height="0.725cm" svg:x="23.309cm" svg:y="11.395cm">
            <draw:text-box>
              <text:p text:style-name="P1"><text:span text:style-name="T1">BEC</text:span></text:p>
            </draw:text-box>
          </draw:frame>
        </draw:g>
        <draw:line draw:style-name="gr10" draw:text-style-name="P1" draw:layer="layout" svg:x1="7.565cm" svg:y1="11.727cm" svg:x2="22.963cm" svg:y2="11.741cm">
          <text:p/>
        </draw:line>
        <draw:frame draw:style-name="gr11" draw:text-style-name="P6" draw:layer="layout" svg:width="1.257cm" svg:height="0.69cm" svg:x="22.943cm" svg:y="11.893cm">
          <draw:text-box>
            <text:p><text:span text:style-name="T2">+5V</text:span></text:p>
          </draw:text-box>
        </draw:frame>
        <draw:frame draw:style-name="gr11" draw:text-style-name="P6" draw:layer="layout" svg:width="1.257cm" svg:height="0.69cm" svg:x="23.944cm" svg:y="11.893cm">
          <draw:text-box>
            <text:p text:style-name="P1"><text:span text:style-name="T2">-</text:span></text:p>
          </draw:text-box>
        </draw:frame>
        <draw:g>
          <draw:custom-shape draw:style-name="gr2" draw:text-style-name="P1" draw:layer="layout" svg:width="3.605cm" svg:height="1.149cm" svg:x="22.937cm" svg:y="15.76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274cm" svg:height="0.725cm" svg:x="23.609cm" svg:y="15.996cm">
            <draw:text-box>
              <text:p text:style-name="P1"><text:span text:style-name="T1">Receiver</text:span></text:p>
            </draw:text-box>
          </draw:frame>
        </draw:g>
        <draw:line draw:style-name="gr10" draw:text-style-name="P1" draw:layer="layout" svg:x1="20.471cm" svg:y1="16.335cm" svg:x2="22.931cm" svg:y2="16.327cm">
          <text:p/>
        </draw:line>
        <draw:frame draw:style-name="gr11" draw:text-style-name="P6" draw:layer="layout" svg:width="1.513cm" svg:height="0.69cm" svg:x="20.444cm" svg:y="15.693cm">
          <draw:text-box>
            <text:p><text:span text:style-name="T2">PMM</text:span></text:p>
          </draw:text-box>
        </draw:frame>
        <draw:g xml:id="id7" draw:id="id7">
          <draw:custom-shape draw:style-name="gr2" draw:text-style-name="P1" draw:layer="layout" svg:width="1.631cm" svg:height="1.212cm" svg:x="11.438cm" svg:y="18.8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11.41cm" svg:y="18.897cm">
            <draw:text-box>
              <text:p text:style-name="P1"><text:span text:style-name="T1">Servo</text:span></text:p>
              <text:p text:style-name="P1"><text:span text:style-name="T1">R1P</text:span></text:p>
            </draw:text-box>
          </draw:frame>
        </draw:g>
        <draw:g xml:id="id8" draw:id="id8">
          <draw:custom-shape draw:style-name="gr2" draw:text-style-name="P1" draw:layer="layout" svg:width="1.631cm" svg:height="1.212cm" svg:x="13.339cm" svg:y="18.8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13.311cm" svg:y="18.897cm">
            <draw:text-box>
              <text:p text:style-name="P1"><text:span text:style-name="T1">Servo</text:span></text:p>
              <text:p text:style-name="P1"><text:span text:style-name="T1">R1Y</text:span></text:p>
            </draw:text-box>
          </draw:frame>
        </draw:g>
        <draw:g xml:id="id9" draw:id="id9">
          <draw:custom-shape draw:style-name="gr2" draw:text-style-name="P1" draw:layer="layout" svg:width="1.631cm" svg:height="1.212cm" svg:x="15.239cm" svg:y="18.8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15.211cm" svg:y="18.897cm">
            <draw:text-box>
              <text:p text:style-name="P1"><text:span text:style-name="T1">Servo</text:span></text:p>
              <text:p text:style-name="P1"><text:span text:style-name="T1">R2P</text:span></text:p>
            </draw:text-box>
          </draw:frame>
        </draw:g>
        <draw:g xml:id="id1" draw:id="id1">
          <draw:custom-shape draw:style-name="gr2" draw:text-style-name="P1" draw:layer="layout" svg:width="1.631cm" svg:height="1.212cm" svg:x="17.139cm" svg:y="18.8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17.111cm" svg:y="18.897cm">
            <draw:text-box>
              <text:p text:style-name="P1"><text:span text:style-name="T1">Servo</text:span></text:p>
              <text:p text:style-name="P1"><text:span text:style-name="T1">R2Y</text:span></text:p>
            </draw:text-box>
          </draw:frame>
        </draw:g>
        <draw:g xml:id="id2" draw:id="id2">
          <draw:custom-shape draw:style-name="gr2" draw:text-style-name="P1" draw:layer="layout" svg:width="1.631cm" svg:height="1.212cm" svg:x="19.04cm" svg:y="18.8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19.012cm" svg:y="18.897cm">
            <draw:text-box>
              <text:p text:style-name="P1"><text:span text:style-name="T1">Servo</text:span></text:p>
              <text:p text:style-name="P1"><text:span text:style-name="T1">R3P</text:span></text:p>
            </draw:text-box>
          </draw:frame>
        </draw:g>
        <draw:g xml:id="id3" draw:id="id3">
          <draw:custom-shape draw:style-name="gr2" draw:text-style-name="P1" draw:layer="layout" svg:width="1.631cm" svg:height="1.212cm" svg:x="20.941cm" svg:y="18.8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20.913cm" svg:y="18.897cm">
            <draw:text-box>
              <text:p text:style-name="P1"><text:span text:style-name="T1">Servo</text:span></text:p>
              <text:p text:style-name="P1"><text:span text:style-name="T1">R3Y</text:span></text:p>
            </draw:text-box>
          </draw:frame>
        </draw:g>
        <draw:g xml:id="id4" draw:id="id4">
          <draw:custom-shape draw:style-name="gr2" draw:text-style-name="P1" draw:layer="layout" svg:width="1.631cm" svg:height="1.212cm" svg:x="22.842cm" svg:y="18.8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22.814cm" svg:y="18.897cm">
            <draw:text-box>
              <text:p text:style-name="P1"><text:span text:style-name="T1">Servo</text:span></text:p>
              <text:p text:style-name="P1"><text:span text:style-name="T1">R4P</text:span></text:p>
            </draw:text-box>
          </draw:frame>
        </draw:g>
        <draw:g xml:id="id5" draw:id="id5">
          <draw:custom-shape draw:style-name="gr2" draw:text-style-name="P1" draw:layer="layout" svg:width="1.631cm" svg:height="1.212cm" svg:x="24.743cm" svg:y="18.8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24.715cm" svg:y="18.897cm">
            <draw:text-box>
              <text:p text:style-name="P1"><text:span text:style-name="T1">Servo</text:span></text:p>
              <text:p text:style-name="P1"><text:span text:style-name="T1">R4Y</text:span></text:p>
            </draw:text-box>
          </draw:frame>
        </draw:g>
        <draw:g xml:id="id6" draw:id="id6">
          <draw:custom-shape draw:style-name="gr2" draw:text-style-name="P1" draw:layer="layout" svg:width="1.94cm" svg:height="1.212cm" svg:x="9.236cm" svg:y="18.8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068cm" svg:height="1.199cm" svg:x="9.222cm" svg:y="18.897cm">
            <draw:text-box>
              <text:p text:style-name="P1"><text:span text:style-name="T1">Servo</text:span></text:p>
              <text:p text:style-name="P1"><text:span text:style-name="T1">Throttle</text:span></text:p>
            </draw:text-box>
          </draw:frame>
        </draw:g>
        <draw:connector draw:style-name="gr12" draw:text-style-name="P1" draw:layer="layout" draw:line-skew="0.623cm" svg:x1="17.316cm" svg:y1="17.201cm" svg:x2="17.947cm" svg:y2="18.866cm" draw:end-shape="id1" draw:end-glue-point="0" svg:d="m17316 17201v1205h631v460" svg:viewBox="0 0 632 1666">
          <text:p/>
        </draw:connector>
        <draw:connector draw:style-name="gr12" draw:text-style-name="P1" draw:layer="layout" draw:line-skew="0.369cm" svg:x1="17.316cm" svg:y1="17.201cm" svg:x2="19.848cm" svg:y2="18.866cm" draw:end-shape="id2" draw:end-glue-point="0" svg:d="m17316 17201v951h2532v714" svg:viewBox="0 0 2533 1666">
          <text:p/>
        </draw:connector>
        <draw:connector draw:style-name="gr12" draw:text-style-name="P1" draw:layer="layout" draw:line-skew="0.115cm" svg:x1="17.316cm" svg:y1="17.201cm" svg:x2="21.749cm" svg:y2="18.866cm" draw:end-shape="id3" draw:end-glue-point="0" svg:d="m17316 17201v697h4433v968" svg:viewBox="0 0 4434 1666">
          <text:p/>
        </draw:connector>
        <draw:connector draw:style-name="gr12" draw:text-style-name="P1" draw:layer="layout" draw:line-skew="-0.139cm" svg:x1="17.316cm" svg:y1="17.201cm" svg:x2="23.65cm" svg:y2="18.866cm" draw:end-shape="id4" draw:end-glue-point="0" svg:d="m17316 17201v443h6334v1222" svg:viewBox="0 0 6335 1666">
          <text:p/>
        </draw:connector>
        <draw:connector draw:style-name="gr12" draw:text-style-name="P1" draw:layer="layout" draw:line-skew="-0.393cm" svg:x1="17.316cm" svg:y1="17.201cm" svg:x2="25.551cm" svg:y2="18.866cm" draw:end-shape="id5" draw:end-glue-point="0" svg:d="m17316 17201v189h8235v1476" svg:viewBox="0 0 8236 1666">
          <text:p/>
        </draw:connector>
        <draw:connector draw:style-name="gr12" draw:text-style-name="P1" draw:layer="layout" draw:line-skew="-0.139cm" svg:x1="10.256cm" svg:y1="18.866cm" svg:x2="17.316cm" svg:y2="17.201cm" draw:start-shape="id6" draw:start-glue-point="0" svg:d="m10256 18866v-1222h7060v-443" svg:viewBox="0 0 7061 1666">
          <text:p/>
        </draw:connector>
        <draw:connector draw:style-name="gr12" draw:text-style-name="P1" draw:layer="layout" draw:line-skew="0.115cm" svg:x1="12.246cm" svg:y1="18.866cm" svg:x2="17.316cm" svg:y2="17.201cm" draw:start-shape="id7" draw:start-glue-point="0" svg:d="m12246 18866v-968h5070v-697" svg:viewBox="0 0 5071 1666">
          <text:p/>
        </draw:connector>
        <draw:connector draw:style-name="gr12" draw:text-style-name="P1" draw:layer="layout" draw:line-skew="0.369cm" svg:x1="14.147cm" svg:y1="18.866cm" svg:x2="17.316cm" svg:y2="17.201cm" draw:start-shape="id8" draw:start-glue-point="0" svg:d="m14147 18866v-714h3169v-951" svg:viewBox="0 0 3170 1666">
          <text:p/>
        </draw:connector>
        <draw:connector draw:style-name="gr12" draw:text-style-name="P1" draw:layer="layout" draw:line-skew="0.623cm" svg:x1="16.047cm" svg:y1="18.866cm" svg:x2="17.316cm" svg:y2="17.201cm" draw:start-shape="id9" draw:start-glue-point="0" svg:d="m16047 18866v-460h1269v-1205" svg:viewBox="0 0 1270 1666">
          <text:p/>
        </draw:connector>
        <draw:path draw:style-name="gr12" draw:text-style-name="P1" draw:layer="layout" svg:width="16.736cm" svg:height="0.63cm" svg:x="6.834cm" svg:y="12.583cm" svg:viewBox="0 0 16737 631" svg:d="m16737 0c0 189 0 377 0 566-5579 0-11158 0-16737 0 0 22 0 43 0 65">
          <text:p/>
        </draw:path>
        <draw:path draw:style-name="gr12" draw:text-style-name="P1" draw:layer="layout" svg:width="17.222cm" svg:height="0.934cm" svg:x="7.348cm" svg:y="12.484cm" svg:viewBox="0 0 17223 935" svg:d="m17223 0c0 280 0 559 0 839-5740 0-11483 0-17223 0 0 32 0 64 0 96">
          <text:p/>
        </draw:path>
        <draw:custom-shape draw:style-name="gr2" draw:text-style-name="P1" xml:id="id20" draw:id="id20" draw:layer="layout" svg:width="6.343cm" svg:height="3.237cm" svg:x="14.163cm" svg:y="13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3.108cm" svg:height="0.725cm" svg:x="15.905cm" svg:y="16.525cm">
          <draw:text-box>
            <text:p text:style-name="P7"><text:span text:style-name="T3">Servo Rail</text:span></text:p>
          </draw:text-box>
        </draw:frame>
        <draw:frame draw:style-name="gr4" draw:text-style-name="P2" draw:layer="layout" svg:width="3.175cm" svg:height="0.725cm" svg:x="15.708cm" svg:y="14.794cm">
          <draw:text-box>
            <text:p text:style-name="P1"><text:span text:style-name="T1">Pixhawk</text:span></text:p>
          </draw:text-box>
        </draw:frame>
        <draw:g>
          <draw:custom-shape draw:style-name="gr2" draw:text-style-name="P1" draw:layer="layout" svg:width="2.326cm" svg:height="1.149cm" svg:x="9.117cm" svg:y="15.9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467cm" svg:height="0.725cm" svg:x="9.551cm" svg:y="16.197cm">
            <draw:text-box>
              <text:p text:style-name="P1"><text:span text:style-name="T1">GPS</text:span></text:p>
            </draw:text-box>
          </draw:frame>
        </draw:g>
        <draw:line draw:style-name="gr6" draw:text-style-name="P1" draw:layer="layout" svg:x1="19.457cm" svg:y1="3.734cm" svg:x2="21.602cm" svg:y2="3.734cm">
          <text:p/>
        </draw:line>
        <draw:g>
          <draw:custom-shape draw:style-name="gr3" draw:text-style-name="P1" draw:layer="layout" svg:width="0.381cm" svg:height="0.381cm" draw:transform="rotate (-1.58423536203525) translate (22.862cm 3.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81cm" svg:height="0.381cm" draw:transform="rotate (-1.58423536203525) translate (21.66cm 3.5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6cm" svg:height="0.985cm" draw:transform="rotate (-1.58423536203525) translate (22.564cm 3.2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9" draw:layer="layout" svg:width="1.201cm" svg:height="1.051cm" svg:x="21.56cm" svg:y="3.234cm">
            <draw:text-box>
              <text:p><text:span text:style-name="T5">M</text:span></text:p>
            </draw:text-box>
          </draw:frame>
        </draw:g>
        <draw:frame draw:style-name="gr14" draw:text-style-name="P2" draw:layer="layout" svg:width="2.595cm" svg:height="0.725cm" svg:x="20.669cm" svg:y="4.145cm">
          <draw:text-box>
            <text:p text:style-name="P1"><text:span text:style-name="T1">Starter</text:span></text:p>
          </draw:text-box>
        </draw:frame>
        <draw:line draw:style-name="gr6" draw:text-style-name="P1" draw:layer="layout" svg:x1="19.49cm" svg:y1="5.031cm" svg:x2="24.358cm" svg:y2="5.061cm">
          <text:p/>
        </draw:line>
        <draw:line draw:style-name="gr6" draw:text-style-name="P1" draw:layer="layout" svg:x1="6.099cm" svg:y1="9.981cm" svg:x2="5.21cm" svg:y2="9.981cm">
          <text:p/>
        </draw:line>
        <draw:g xml:id="id14" draw:id="id14">
          <draw:path draw:style-name="gr6" draw:text-style-name="P1" draw:layer="layout" svg:width="0.93cm" svg:height="0.223cm" svg:x="6.251cm" svg:y="9.884cm" svg:viewBox="0 0 931 224" svg:d="m0 54c374 534 570-410 931 106">
            <text:p/>
          </draw:path>
          <draw:custom-shape draw:style-name="gr3" draw:text-style-name="P1" draw:layer="layout" svg:width="0.381cm" svg:height="0.381cm" draw:transform="rotate (-1.58423536203525) translate (7.562cm 9.8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81cm" svg:height="0.381cm" draw:transform="rotate (-1.58423536203525) translate (6.36cm 9.8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5" draw:layer="layout" svg:width="2.378cm" svg:height="1.199cm" svg:x="5.605cm" svg:y="10.228cm">
          <draw:text-box>
            <text:p text:style-name="P1"><text:span text:style-name="T3">BEC</text:span></text:p>
            <text:p text:style-name="P1"><text:span text:style-name="T4">(15 AMP</text:span><text:span text:style-name="T3">)</text:span></text:p>
          </draw:text-box>
        </draw:frame>
        <draw:line draw:style-name="gr6" draw:text-style-name="P1" draw:layer="layout" svg:x1="8.358cm" svg:y1="2.04cm" svg:x2="24.36cm" svg:y2="2.04cm">
          <text:p/>
        </draw:line>
        <draw:line draw:style-name="gr6" draw:text-style-name="P1" draw:layer="layout" svg:x1="24.36cm" svg:y1="2.04cm" svg:x2="24.487cm" svg:y2="11.311cm">
          <text:p/>
        </draw:line>
        <draw:line draw:style-name="gr6" draw:text-style-name="P1" draw:layer="layout" svg:x1="22.86cm" svg:y1="3.735cm" svg:x2="24.419cm" svg:y2="3.761cm">
          <text:p/>
        </draw:line>
        <draw:custom-shape draw:style-name="gr15" draw:text-style-name="P1" draw:layer="layout" svg:width="2.326cm" svg:height="1.149cm" svg:x="20.819cm" svg:y="5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618cm" svg:height="0.725cm" svg:x="20.753cm" svg:y="6.132cm">
          <draw:text-box>
            <text:p text:style-name="P1"><text:span text:style-name="T1">Alternator</text:span></text:p>
          </draw:text-box>
        </draw:frame>
        <draw:custom-shape draw:style-name="gr15" draw:text-style-name="P1" draw:layer="layout" svg:width="2.326cm" svg:height="1.149cm" svg:x="20.817cm" svg:y="7.568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15" draw:id="id15" draw:layer="layout" svg:width="2.205cm" svg:height="1.199cm" svg:x="20.864cm" svg:y="7.599cm">
          <draw:text-box>
            <text:p text:style-name="P1"><text:span text:style-name="T1">Fuel Solenoid</text:span></text:p>
          </draw:text-box>
        </draw:frame>
        <draw:g xml:id="id18" draw:id="id18">
          <draw:custom-shape draw:style-name="gr2" draw:text-style-name="P1" xml:id="id11" draw:id="id11" draw:layer="layout" svg:width="2.326cm" svg:height="1.149cm" svg:x="10.917cm" svg:y="5.86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96cm" svg:height="1.199cm" svg:x="11.072cm" svg:y="5.899cm">
            <draw:text-box>
              <text:p text:style-name="P1"><text:span text:style-name="T1">Power Module</text:span></text:p>
            </draw:text-box>
          </draw:frame>
        </draw:g>
        <draw:line draw:style-name="gr6" draw:text-style-name="P1" draw:layer="layout" svg:x1="23.179cm" svg:y1="6.482cm" svg:x2="24.449cm" svg:y2="6.482cm">
          <text:p/>
        </draw:line>
        <draw:connector draw:style-name="gr16" draw:text-style-name="P1" draw:layer="layout" draw:line-skew="0.241cm" svg:x1="7.562cm" svg:y1="8.43cm" svg:x2="10.917cm" svg:y2="6.442cm" draw:start-shape="id10" draw:start-glue-point="1" draw:end-shape="id11" draw:end-glue-point="3" svg:d="m7562 8430h1919v-1988h1436" svg:viewBox="0 0 3356 1989">
          <text:p/>
        </draw:connector>
        <draw:connector draw:style-name="gr16" draw:text-style-name="P1" draw:layer="layout" draw:line-skew="-3.527cm" svg:x1="7.562cm" svg:y1="6.829cm" svg:x2="17.787cm" svg:y2="5.02cm" draw:start-shape="id12" draw:start-glue-point="1" draw:end-shape="id13" draw:end-glue-point="6" svg:d="m7562 6829h1586v-1809h8639" svg:viewBox="0 0 10226 1810">
          <text:p/>
        </draw:connector>
        <draw:connector draw:style-name="gr16" draw:text-style-name="P1" draw:layer="layout" draw:line-skew="-4.31cm" svg:x1="7.562cm" svg:y1="10.032cm" svg:x2="20.864cm" svg:y2="8.198cm" draw:start-shape="id14" draw:start-glue-point="1" draw:end-shape="id15" draw:end-glue-point="3" svg:d="m7562 10032h2342v-1834h10960" svg:viewBox="0 0 13303 1835">
          <text:p/>
        </draw:connector>
        <draw:g xml:id="id16" draw:id="id16">
          <draw:custom-shape draw:style-name="gr2" draw:text-style-name="P1" draw:layer="layout" svg:width="2.326cm" svg:height="1.149cm" svg:x="13.417cm" svg:y="4.46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96cm" svg:height="1.199cm" svg:x="13.572cm" svg:y="4.499cm">
            <draw:text-box>
              <text:p text:style-name="P1"><text:span text:style-name="T1">Starter Relay</text:span></text:p>
            </draw:text-box>
          </draw:frame>
        </draw:g>
        <draw:g xml:id="id17" draw:id="id17">
          <draw:custom-shape draw:style-name="gr2" draw:text-style-name="P1" draw:layer="layout" svg:width="2.326cm" svg:height="1.149cm" svg:x="15.017cm" svg:y="7.66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96cm" svg:height="1.199cm" svg:x="15.172cm" svg:y="7.699cm">
            <draw:text-box>
              <text:p text:style-name="P1"><text:span text:style-name="T1">Fuel Relay</text:span></text:p>
            </draw:text-box>
          </draw:frame>
        </draw:g>
        <draw:connector draw:style-name="gr17" draw:text-style-name="P1" draw:layer="layout" draw:line-skew="3.088cm" svg:x1="14.58cm" svg:y1="5.698cm" svg:x2="17.334cm" svg:y2="12.864cm" draw:start-shape="id16" draw:start-glue-point="2" svg:d="m14580 5698v6921h2754v245" svg:viewBox="0 0 2755 7167">
          <text:p/>
        </draw:connector>
        <draw:connector draw:style-name="gr17" draw:text-style-name="P1" draw:layer="layout" svg:x1="16.18cm" svg:y1="8.898cm" svg:x2="17.334cm" svg:y2="12.864cm" draw:start-shape="id17" draw:start-glue-point="2" svg:d="m16180 8898v2233h1154v1733" svg:viewBox="0 0 1155 3967">
          <text:p/>
        </draw:connector>
        <draw:path draw:style-name="gr17" draw:text-style-name="P1" draw:layer="layout" svg:width="2.061cm" svg:height="7.233cm" svg:x="12.08cm" svg:y="7.098cm" svg:viewBox="0 0 2062 7234" svg:d="m0 0c0 2411 0 4823 0 7234 687 0 1375 0 2062 0">
          <text:p/>
        </draw:path>
        <draw:line draw:style-name="gr6" draw:text-style-name="P1" draw:layer="layout" svg:x1="23.179cm" svg:y1="8.182cm" svg:x2="24.449cm" svg:y2="8.182cm">
          <text:p/>
        </draw:line>
        <draw:custom-shape draw:style-name="gr15" draw:text-style-name="P1" xml:id="id21" draw:id="id21" draw:layer="layout" svg:width="2.383cm" svg:height="1.149cm" svg:x="20.829cm" svg:y="9.09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24cm" svg:height="1.199cm" svg:x="21.002cm" svg:y="9.025cm">
          <draw:text-box>
            <text:p text:style-name="P1"><text:span text:style-name="T1">Ignition</text:span></text:p>
            <text:p text:style-name="P1"><text:span text:style-name="T1">Coil</text:span></text:p>
          </draw:text-box>
        </draw:frame>
        <draw:g xml:id="id19" draw:id="id19">
          <draw:custom-shape draw:style-name="gr2" draw:text-style-name="P1" draw:layer="layout" svg:width="2.326cm" svg:height="1.149cm" svg:x="17.917cm" svg:y="9.06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96cm" svg:height="1.199cm" svg:x="18.072cm" svg:y="9.099cm">
            <draw:text-box>
              <text:p text:style-name="P1"><text:span text:style-name="T1">Ignition Relay</text:span></text:p>
            </draw:text-box>
          </draw:frame>
        </draw:g>
        <draw:connector draw:style-name="gr9" draw:text-style-name="P1" draw:layer="layout" draw:type="line" svg:x1="13.243cm" svg:y1="6.483cm" svg:x2="20.753cm" svg:y2="6.475cm" draw:start-shape="id18" draw:start-glue-point="1" svg:d="m13243 6483 7510-8" svg:viewBox="0 0 7511 9">
          <text:p/>
        </draw:connector>
        <draw:connector draw:style-name="gr17" draw:text-style-name="P1" draw:layer="layout" svg:x1="17.917cm" svg:y1="9.683cm" svg:x2="17.334cm" svg:y2="13.964cm" draw:start-shape="id19" draw:start-glue-point="3" draw:end-shape="id20" svg:d="m17917 9683h-583v4281" svg:viewBox="0 0 584 4282">
          <text:p/>
        </draw:connector>
        <draw:connector draw:style-name="gr18" draw:text-style-name="P1" draw:layer="layout" draw:type="line" svg:x1="20.243cm" svg:y1="9.683cm" svg:x2="20.829cm" svg:y2="9.668cm" draw:start-shape="id19" draw:start-glue-point="1" draw:end-shape="id21" draw:end-glue-point="3" svg:d="m20243 9683 586-15" svg:viewBox="0 0 587 16">
          <text:p/>
        </draw:connector>
        <draw:line draw:style-name="gr6" draw:text-style-name="P1" draw:layer="layout" svg:x1="19.08cm" svg:y1="10.872cm" svg:x2="24.449cm" svg:y2="10.882cm">
          <text:p/>
        </draw:line>
        <draw:line draw:style-name="gr6" draw:text-style-name="P1" draw:layer="layout" svg:x1="23.179cm" svg:y1="9.682cm" svg:x2="24.449cm" svg:y2="9.682cm">
          <text:p/>
        </draw:line>
        <draw:line draw:style-name="gr9" draw:text-style-name="P1" draw:layer="layout" svg:x1="19.097cm" svg:y1="10.232cm" svg:x2="19.097cm" svg:y2="10.867cm">
          <text:p/>
        </draw:line>
        <draw:line draw:style-name="gr18" draw:text-style-name="P1" draw:layer="layout" svg:x1="11.477cm" svg:y1="16.242cm" svg:x2="14.107cm" svg:y2="16.242cm">
          <text:p/>
        </draw:line>
        <draw:line draw:style-name="gr18" draw:text-style-name="P1" draw:layer="layout" svg:x1="8.437cm" svg:y1="15.73cm" svg:x2="14.107cm" svg:y2="15.742cm">
          <text:p/>
        </draw:line>
        <draw:custom-shape draw:style-name="gr2" draw:text-style-name="P1" xml:id="id22" draw:id="id22" draw:layer="layout" svg:width="5.413cm" svg:height="1.875cm" svg:x="2.994cm" svg:y="15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2.595cm" svg:height="0.725cm" svg:x="20.67cm" svg:y="2.346cm">
          <draw:text-box>
            <text:p text:style-name="P1"><text:span text:style-name="T1">ENGINE</text:span></text:p>
          </draw:text-box>
        </draw:frame>
        <draw:frame draw:style-name="gr4" draw:text-style-name="P2" draw:layer="layout" svg:width="3.175cm" svg:height="0.725cm" svg:x="4.109cm" svg:y="15.295cm">
          <draw:text-box>
            <text:p text:style-name="P1"><text:span text:style-name="T1">Raspberry Pi</text:span></text:p>
          </draw:text-box>
        </draw:frame>
        <draw:frame draw:style-name="gr11" draw:text-style-name="P6" draw:layer="layout" svg:width="1.855cm" svg:height="0.69cm" svg:x="12.345cm" svg:y="15.193cm">
          <draw:text-box>
            <text:p text:style-name="P3"><text:span text:style-name="T2">Telem 2</text:span></text:p>
          </draw:text-box>
        </draw:frame>
        <draw:frame draw:style-name="gr11" draw:text-style-name="P6" draw:layer="layout" svg:width="1.513cm" svg:height="0.69cm" svg:x="12.945cm" svg:y="16.193cm">
          <draw:text-box>
            <text:p><text:span text:style-name="T2">GPS</text:span></text:p>
          </draw:text-box>
        </draw:frame>
        <draw:frame draw:style-name="gr11" draw:text-style-name="P6" draw:layer="layout" svg:width="1.855cm" svg:height="0.69cm" svg:x="12.446cm" svg:y="13.693cm">
          <draw:text-box>
            <text:p text:style-name="P3"><text:span text:style-name="T2">Power</text:span></text:p>
          </draw:text-box>
        </draw:frame>
        <draw:frame draw:style-name="gr8" draw:text-style-name="P5" draw:layer="layout" svg:width="3.175cm" svg:height="0.725cm" svg:x="15.709cm" svg:y="15.395cm">
          <draw:text-box>
            <text:p text:style-name="P10"><text:span text:style-name="T3">Flight Control</text:span></text:p>
          </draw:text-box>
        </draw:frame>
        <draw:frame draw:style-name="gr8" draw:text-style-name="P5" draw:layer="layout" svg:width="3.175cm" svg:height="0.725cm" svg:x="4.11cm" svg:y="15.796cm">
          <draw:text-box>
            <text:p text:style-name="P10"><text:span text:style-name="T3">WiFi Interface</text:span></text:p>
          </draw:text-box>
        </draw:frame>
        <draw:g xml:id="id23" draw:id="id23">
          <draw:custom-shape draw:style-name="gr2" draw:text-style-name="P1" draw:layer="layout" svg:width="2.326cm" svg:height="1.149cm" svg:x="2.777cm" svg:y="13.32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96cm" svg:height="0.725cm" svg:x="2.932cm" svg:y="13.554cm">
            <draw:text-box>
              <text:p text:style-name="P1"><text:span text:style-name="T1">WiFI</text:span></text:p>
            </draw:text-box>
          </draw:frame>
        </draw:g>
        <draw:connector draw:style-name="gr19" draw:text-style-name="P1" draw:layer="layout" svg:x1="5.7cm" svg:y1="15.065cm" svg:x2="5.103cm" svg:y2="13.897cm" draw:start-shape="id22" draw:start-glue-point="0" draw:end-shape="id23" draw:end-glue-point="1" svg:d="m5700 15065v-1168h-597" svg:viewBox="0 0 598 1169">
          <text:p/>
        </draw:connector>
        <draw:line draw:style-name="gr20" draw:text-style-name="P1" draw:layer="layout" svg:x1="7.348cm" svg:y1="13.395cm" svg:x2="7.348cm" svg:y2="15.058cm">
          <text:p/>
        </draw:line>
        <draw:line draw:style-name="gr20" draw:text-style-name="P1" draw:layer="layout" svg:x1="6.804cm" svg:y1="13.153cm" svg:x2="6.804cm" svg:y2="15.088cm">
          <text:p/>
        </draw:line>
        <draw:g>
          <draw:custom-shape draw:style-name="gr2" draw:text-style-name="P1" draw:layer="layout" svg:width="2.326cm" svg:height="1.149cm" svg:x="9.117cm" svg:y="14.06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96cm" svg:height="0.725cm" svg:x="9.272cm" svg:y="14.3cm">
            <draw:text-box>
              <text:p text:style-name="P1"><text:span text:style-name="T1">ADS-B</text:span></text:p>
            </draw:text-box>
          </draw:frame>
        </draw:g>
        <draw:frame draw:style-name="gr4" draw:text-style-name="P8" draw:layer="layout" svg:width="3.108cm" svg:height="0.725cm" svg:x="15.805cm" svg:y="13.926cm">
          <draw:text-box>
            <text:p text:style-name="P7"><text:span text:style-name="T3">Servo Rail</text:span></text:p>
          </draw:text-box>
        </draw:frame>
        <draw:frame draw:style-name="gr4" draw:text-style-name="P8" draw:layer="layout" svg:width="3.108cm" svg:height="0.725cm" draw:transform="rotate (1.58074470353126) translate (19.712cm 17.146cm)">
          <draw:text-box>
            <text:p text:style-name="P1"><text:span text:style-name="T3">Servo Rail</text:span></text:p>
          </draw:text-box>
        </draw:frame>
        <draw:frame draw:style-name="gr11" draw:text-style-name="P6" draw:layer="layout" svg:width="1.513cm" svg:height="0.69cm" svg:x="12.946cm" svg:y="14.493cm">
          <draw:text-box>
            <text:p><text:span text:style-name="T2">USB</text:span></text:p>
          </draw:text-box>
        </draw:frame>
        <draw:line draw:style-name="gr18" draw:text-style-name="P1" draw:layer="layout" svg:x1="11.477cm" svg:y1="15.042cm" svg:x2="14.107cm" svg:y2="15.042cm">
          <text:p/>
        </draw:line>
        <draw:frame draw:style-name="gr4" draw:text-style-name="P12" draw:layer="layout" svg:width="5.999cm" svg:height="2.762cm" svg:x="1.31cm" svg:y="17.696cm">
          <draw:text-box>
            <text:p text:style-name="P11"><text:span text:style-name="T6">Goliath Quadcopter</text:span></text:p>
            <text:p text:style-name="P11"><text:span text:style-name="T6">Electrical Schematic</text:span></text:p>
            <text:p text:style-name="P11"><text:span text:style-name="T6">v1</text:span></text:p>
            <text:p text:style-name="P11"><text:span text:style-name="T7"><text:a xlink:href="http://mccloudaero.com/" xlink:type="simple">mccloudaero.com</text:a></text:span></text:p>
          </draw:text-box>
        </draw:frame>
        <draw:frame draw:style-name="gr11" draw:text-style-name="P6" draw:layer="layout" svg:width="1.513cm" svg:height="0.69cm" svg:x="5.047cm" svg:y="13.293cm">
          <draw:text-box>
            <text:p><text:span text:style-name="T2">U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8T09:04:40.892000000</meta:creation-date>
    <dc:date>2014-09-10T16:54:11.399000000</dc:date>
    <meta:editing-duration>P1DT17M40S</meta:editing-duration>
    <meta:editing-cycles>53</meta:editing-cycles>
    <meta:generator>LibreOffice/4.1.6.2$Windows_x86 LibreOffice_project/40ff705089295be5be0aae9b15123f687c05b0a</meta:generator>
    <meta:document-statistic meta:object-count="190"/>
  </office:meta>
</office:document-meta>
</file>